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1516in"/>
    </style:style>
    <style:style style:name="co4" style:family="table-column">
      <style:table-column-properties fo:break-before="auto" style:column-width="1.8398in"/>
    </style:style>
    <style:style style:name="co5" style:family="table-column">
      <style:table-column-properties fo:break-before="auto" style:column-width="1.6362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1.772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_LIM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half recommended</text:p>
            <text:p>2 cores</text:p>
          </table:table-cell>
          <table:table-cell table:style-name="ce1" office:value-type="string" calcext:value-type="string">
            <text:p>Recommended </text:p>
            <text:p>4 cores</text:p>
          </table:table-cell>
          <table:table-cell table:style-name="ce1" office:value-type="string" calcext:value-type="string">
            <text:p>double_recommended</text:p>
            <text:p>8 cor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onode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lery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oserver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tgres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csw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bbitmq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ginx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mcached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alf recommended</text:p>
            <text:p>4096MB</text:p>
          </table:table-cell>
          <table:table-cell table:style-name="ce1" office:value-type="string" calcext:value-type="string">
            <text:p>recommended</text:p>
            <text:p><text:span text:style-name="T1">8192 MB</text:span></text:p>
          </table:table-cell>
          <table:table-cell table:style-name="ce1" office:value-type="string" calcext:value-type="string">
            <text:p>double_recommended</text:p>
            <text:p>16 G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onode</text:p>
          </table:table-cell>
          <table:table-cell office:value-type="float" office:value="1024" calcext:value-type="float">
            <text:p>1024</text:p>
          </table:table-cell>
          <table:table-cell table:formula="of:=(1024 * 2.5)"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lery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oserver</text:p>
          </table:table-cell>
          <table:table-cell table:formula="of:=(512 + 1024)" office:value-type="float" office:value="1536" calcext:value-type="float">
            <text:p>1536</text:p>
          </table:table-cell>
          <table:table-cell table:formula="of:=(1024 * 2.5)"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tgre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csw</text:p>
          </table:table-cell>
          <table:table-cell office:value-type="float" office:value="128" calcext:value-type="float">
            <text:p>128</text:p>
          </table:table-cell>
          <table:table-cell table:formula="of:=(256 + 128)" office:value-type="float" office:value="384" calcext:value-type="float">
            <text:p>384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bbitmq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ginx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mcached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 table:number-rows-repeated="15">
          <table:table-cell table:number-columns-repeated="8"/>
        </table:table-row>
        <table:table-row table:style-name="ro2">
          <table:table-cell table:number-columns-repeated="7"/>
          <table:table-cell table:formula="of:=(7296 - 8192)" office:value-type="float" office:value="-896" calcext:value-type="float">
            <text:p>-896</text:p>
          </table:table-cell>
        </table:table-row>
      </table:table>
      <table:table table:name="MEMORY_LIMI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4:59:44.934009253</meta:creation-date>
    <dc:date>2024-06-19T15:34:17.146049612</dc:date>
    <meta:editing-duration>PT8M5S</meta:editing-duration>
    <meta:editing-cycles>3</meta:editing-cycles>
    <meta:generator>LibreOffice/24.2.3.2$Linux_X86_64 LibreOffice_project/420$Build-2</meta:generator>
    <meta:document-statistic meta:table-count="2" meta:cell-count="70" meta:object-count="0"/>
  </office:meta>
</office:document-meta>
</file>